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Accent_20_2">
      <style:table-cell-properties style:text-align-source="fix" style:repeat-content="false"/>
      <style:paragraph-properties fo:text-align="start" fo:margin-left="1.058cm"/>
    </style:style>
    <style:style style:name="ce3" style:family="table-cell" style:parent-style-name="Accent_20_2">
      <style:text-properties fo:font-size="7pt" style:font-size-asian="7pt" style:font-size-complex="7pt"/>
    </style:style>
    <style:style style:name="ce4" style:family="table-cell" style:parent-style-name="Accent_20_2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Accent_20_2">
      <style:table-cell-properties style:text-align-source="fix" style:repeat-content="false"/>
      <style:paragraph-properties fo:text-align="start" fo:margin-left="1.905cm"/>
    </style:style>
    <style:style style:name="gr1" style:family="graphic" style:parent-style-name="Note">
      <style:graphic-properties fo:min-height="3.951cm" loext:decorative="false"/>
      <style:paragraph-properties style:writing-mode="lr-tb"/>
    </style:style>
    <style:style style:name="gr2" style:family="graphic" style:parent-style-name="Note">
      <style:graphic-properties fo:min-height="4.346cm" loext:decorative="false"/>
      <style:paragraph-properties style:writing-mode="lr-tb"/>
    </style:style>
    <style:style style:name="gr3" style:family="graphic" style:parent-style-name="Note">
      <style:graphic-properties fo:min-height="28.441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16379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INSTRUCTIONS FOR Ra8MPU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table:style-name="ce1" office:value-type="string" calcext:value-type="string">
            <office:annotation draw:style-name="gr1" svg:width="2.899cm" svg:height="4.151cm" svg:x="6.62cm" svg:y="0cm" draw:caption-point-x="-0.61cm" draw:caption-point-y="0.462cm">
              <dc:creator>Unknown Author</dc:creator>
              <dc:date>2024-09-18T00:00:00</dc:date>
              <text:p>VALUES,ADDRESS,DATA ARE STORED AS A SEPARATE BITS REGISTERS ARE STORED WITH THE INSTRUCTIONS</text:p>
              <text:p/>
            </office:annotation>
            <text:p>COMMENT</text:p>
          </table:table-cell>
          <table:table-cell office:value-type="string" calcext:value-type="string">
            <office:annotation draw:style-name="gr2" svg:width="2.899cm" svg:height="4.546cm" svg:x="8.878cm" svg:y="0cm" draw:caption-point-x="-0.61cm" draw:caption-point-y="0.462cm">
              <dc:creator>Unknown Author</dc:creator>
              <dc:date>2024-09-19T00:00:00</dc:date>
              <text:p>ADD INCREMENT AND DECREMENT INSTRUCTIONS LATER WHEN YOU ADD THE ARITHMETIC OPERATIONS WITH CARRY </text:p>
              <text:p/>
            </office:annotation>
            <text:p>TODO</text:p>
          </table:table-cell>
          <table:table-cell/>
          <table:table-cell office:value-type="string" calcext:value-type="string" table:number-columns-spanned="2" table:number-rows-spanned="1">
            <office:annotation draw:style-name="gr3" svg:width="2.899cm" svg:height="28.641cm" svg:x="13.393cm" svg:y="0cm" draw:caption-point-x="1.648cm" draw:caption-point-y="0.462cm">
              <dc:creator>Unknown Author</dc:creator>
              <dc:date>2024-09-21T21:21:00</dc:date>
              <text:p>NOPE</text:p>
              <text:p>HLT</text:p>
              <text:p>MOV</text:p>
              <text:p>MVI</text:p>
              <text:p>PUSH</text:p>
              <text:p>POP</text:p>
              <text:p>LDA</text:p>
              <text:p>LDI</text:p>
              <text:p>STA</text:p>
              <text:p>STR</text:p>
              <text:p>STHL</text:p>
              <text:p>LDHL</text:p>
              <text:p>RS</text:p>
              <text:p>RSI</text:p>
              <text:p>LS</text:p>
              <text:p>LSI</text:p>
              <text:p>RR</text:p>
              <text:p>RRI</text:p>
              <text:p>RL</text:p>
              <text:p>RLI</text:p>
              <text:p>ADD</text:p>
              <text:p>ADI</text:p>
              <text:p>SUB</text:p>
              <text:p>SUI</text:p>
              <text:p>MUL</text:p>
              <text:p>MUI</text:p>
              <text:p>DIV</text:p>
              <text:p>DII</text:p>
              <text:p>AND</text:p>
              <text:p>ANI</text:p>
              <text:p>OR</text:p>
              <text:p>ORI</text:p>
              <text:p>XOR</text:p>
              <text:p>XOI</text:p>
              <text:p>CMP</text:p>
              <text:p>CMI</text:p>
              <text:p>CMC</text:p>
              <text:p>STC</text:p>
              <text:p>CMA</text:p>
              <text:p>JMP</text:p>
              <text:p>JC</text:p>
              <text:p>JNC</text:p>
              <text:p>JZ</text:p>
              <text:p>JNZ</text:p>
              <text:p>JP</text:p>
              <text:p>JM</text:p>
              <text:p>JE</text:p>
              <text:p>JO</text:p>
              <text:p>CALL</text:p>
              <text:p>CC</text:p>
              <text:p>CNC</text:p>
              <text:p>CZ</text:p>
              <text:p>CNZ</text:p>
              <text:p>CP</text:p>
              <text:p>CM</text:p>
              <text:p>CE</text:p>
              <text:p>CO</text:p>
              <text:p>RET</text:p>
              <text:p>RC</text:p>
              <text:p>RNC</text:p>
              <text:p>RZ</text:p>
              <text:p>RNZ</text:p>
              <text:p>RP</text:p>
              <text:p>RM</text:p>
              <text:p>RE</text:p>
              <text:p>RO</text:p>
              <text:p>PCHL</text:p>
              <text:p>RST</text:p>
              <text:p>RNG</text:p>
              <text:p/>
              <text:p/>
            </office:annotation>
            <text:p>LIST OF INSTRUCTIONS</text:p>
          </table:table-cell>
          <table:covered-table-cell/>
          <table:table-cell table:style-name="Footnote" table:number-columns-repeated="2"/>
          <table:table-cell table:number-columns-repeated="16376"/>
        </table:table-row>
        <table:table-row table:style-name="ro2">
          <table:table-cell table:style-name="Accent_20_2" office:value-type="string" calcext:value-type="string">
            <text:p>INSTRUCTION </text:p>
          </table:table-cell>
          <table:table-cell table:style-name="ce2" office:value-type="string" calcext:value-type="string" table:number-columns-spanned="2" table:number-rows-spanned="1">
            <text:p>MNEMONICS</text:p>
          </table:table-cell>
          <table:covered-table-cell table:style-name="Accent_20_2"/>
          <table:table-cell table:style-name="Accent_20_2"/>
          <table:table-cell table:style-name="ce4"/>
          <table:table-cell table:style-name="ce5" office:value-type="string" calcext:value-type="string">
            <text:p>COMMENTS</text:p>
          </table:table-cell>
          <table:table-cell table:style-name="Accent_20_2" table:number-columns-repeated="16378"/>
        </table:table-row>
        <table:table-row table:style-name="ro1">
          <table:table-cell table:style-name="Accent_20_2" office:value-type="string" calcext:value-type="string">
            <text:p>TYPE:</text:p>
          </table:table-cell>
          <table:table-cell table:style-name="Accent_20_2" office:value-type="string" calcext:value-type="string">
            <text:p>OPCODE</text:p>
          </table:table-cell>
          <table:table-cell table:style-name="Accent_20_2" office:value-type="string" calcext:value-type="string">
            <text:p>OPERAND</text:p>
          </table:table-cell>
          <table:table-cell table:style-name="ce3" office:value-type="string" calcext:value-type="string">
            <text:p>MACHINE CODE</text:p>
          </table:table-cell>
          <table:table-cell table:style-name="ce4" office:value-type="string" calcext:value-type="string">
            <text:p>BYTES</text:p>
          </table:table-cell>
          <table:table-cell table:style-name="Accent_20_2"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OPE</text:p>
          </table:table-cell>
          <table:table-cell/>
          <table:table-cell table:formula="of:=&quot;0x&quot;&amp;DEC2HEX(ROW([.D6])-6;4)" office:value-type="string" office:string-value="0x0000" calcext:value-type="string">
            <text:p>0x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 O <text:s/>OPERA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HLT</text:p>
          </table:table-cell>
          <table:table-cell/>
          <table:table-cell table:formula="of:=&quot;0x&quot;&amp;DEC2HEX(ROW([.D7])-6;4)" office:value-type="string" office:string-value="0x0001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B</text:p>
          </table:table-cell>
          <table:table-cell table:formula="of:=&quot;0x&quot;&amp;DEC2HEX(ROW([.D8])-6;4)" office:value-type="string" office:string-value="0x0002" calcext:value-type="string">
            <text:p>0x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S DATA BETWEEN REGISTER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C</text:p>
          </table:table-cell>
          <table:table-cell table:formula="of:=&quot;0x&quot;&amp;DEC2HEX(ROW([.D9])-6;4)" office:value-type="string" office:string-value="0x0003" calcext:value-type="string">
            <text:p>0x000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D</text:p>
          </table:table-cell>
          <table:table-cell table:formula="of:=&quot;0x&quot;&amp;DEC2HEX(ROW([.D10])-6;4)" office:value-type="string" office:string-value="0x0004" calcext:value-type="string">
            <text:p>0x000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E</text:p>
          </table:table-cell>
          <table:table-cell table:formula="of:=&quot;0x&quot;&amp;DEC2HEX(ROW([.D11])-6;4)" office:value-type="string" office:string-value="0x0005" calcext:value-type="string">
            <text:p>0x000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H</text:p>
          </table:table-cell>
          <table:table-cell table:formula="of:=&quot;0x&quot;&amp;DEC2HEX(ROW([.D12])-6;4)" office:value-type="string" office:string-value="0x0006" calcext:value-type="string">
            <text:p>0x000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L</text:p>
          </table:table-cell>
          <table:table-cell table:formula="of:=&quot;0x&quot;&amp;DEC2HEX(ROW([.D13])-6;4)" office:value-type="string" office:string-value="0x0007" calcext:value-type="string">
            <text:p>0x000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M</text:p>
          </table:table-cell>
          <table:table-cell table:formula="of:=&quot;0x&quot;&amp;DEC2HEX(ROW([.D14])-6;4)" office:value-type="string" office:string-value="0x0008" calcext:value-type="string">
            <text:p>0x000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A</text:p>
          </table:table-cell>
          <table:table-cell table:formula="of:=&quot;0x&quot;&amp;DEC2HEX(ROW([.D15])-6;4)" office:value-type="string" office:string-value="0x0009" calcext:value-type="string">
            <text:p>0x000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C</text:p>
          </table:table-cell>
          <table:table-cell table:formula="of:=&quot;0x&quot;&amp;DEC2HEX(ROW([.D16])-6;4)" office:value-type="string" office:string-value="0x000A" calcext:value-type="string">
            <text:p>0x000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D</text:p>
          </table:table-cell>
          <table:table-cell table:formula="of:=&quot;0x&quot;&amp;DEC2HEX(ROW([.D17])-6;4)" office:value-type="string" office:string-value="0x000B" calcext:value-type="string">
            <text:p>0x000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E</text:p>
          </table:table-cell>
          <table:table-cell table:formula="of:=&quot;0x&quot;&amp;DEC2HEX(ROW([.D18])-6;4)" office:value-type="string" office:string-value="0x000C" calcext:value-type="string">
            <text:p>0x000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H</text:p>
          </table:table-cell>
          <table:table-cell table:formula="of:=&quot;0x&quot;&amp;DEC2HEX(ROW([.D19])-6;4)" office:value-type="string" office:string-value="0x000D" calcext:value-type="string">
            <text:p>0x000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L</text:p>
          </table:table-cell>
          <table:table-cell table:formula="of:=&quot;0x&quot;&amp;DEC2HEX(ROW([.D20])-6;4)" office:value-type="string" office:string-value="0x000E" calcext:value-type="string">
            <text:p>0x000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M</text:p>
          </table:table-cell>
          <table:table-cell table:formula="of:=&quot;0x&quot;&amp;DEC2HEX(ROW([.D21])-6;4)" office:value-type="string" office:string-value="0x000F" calcext:value-type="string">
            <text:p>0x000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A</text:p>
          </table:table-cell>
          <table:table-cell table:formula="of:=&quot;0x&quot;&amp;DEC2HEX(ROW([.D22])-6;4)" office:value-type="string" office:string-value="0x0010" calcext:value-type="string">
            <text:p>0x001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B</text:p>
          </table:table-cell>
          <table:table-cell table:formula="of:=&quot;0x&quot;&amp;DEC2HEX(ROW([.D23])-6;4)" office:value-type="string" office:string-value="0x0011" calcext:value-type="string">
            <text:p>0x001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D</text:p>
          </table:table-cell>
          <table:table-cell table:formula="of:=&quot;0x&quot;&amp;DEC2HEX(ROW([.D24])-6;4)" office:value-type="string" office:string-value="0x0012" calcext:value-type="string">
            <text:p>0x001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E</text:p>
          </table:table-cell>
          <table:table-cell table:formula="of:=&quot;0x&quot;&amp;DEC2HEX(ROW([.D25])-6;4)" office:value-type="string" office:string-value="0x0013" calcext:value-type="string">
            <text:p>0x001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H</text:p>
          </table:table-cell>
          <table:table-cell table:formula="of:=&quot;0x&quot;&amp;DEC2HEX(ROW([.D26])-6;4)" office:value-type="string" office:string-value="0x0014" calcext:value-type="string">
            <text:p>0x001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L</text:p>
          </table:table-cell>
          <table:table-cell table:formula="of:=&quot;0x&quot;&amp;DEC2HEX(ROW([.D27])-6;4)" office:value-type="string" office:string-value="0x0015" calcext:value-type="string">
            <text:p>0x001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M</text:p>
          </table:table-cell>
          <table:table-cell table:formula="of:=&quot;0x&quot;&amp;DEC2HEX(ROW([.D28])-6;4)" office:value-type="string" office:string-value="0x0016" calcext:value-type="string">
            <text:p>0x00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A</text:p>
          </table:table-cell>
          <table:table-cell table:formula="of:=&quot;0x&quot;&amp;DEC2HEX(ROW([.D29])-6;4)" office:value-type="string" office:string-value="0x0017" calcext:value-type="string">
            <text:p>0x001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B</text:p>
          </table:table-cell>
          <table:table-cell table:formula="of:=&quot;0x&quot;&amp;DEC2HEX(ROW([.D30])-6;4)" office:value-type="string" office:string-value="0x0018" calcext:value-type="string">
            <text:p>0x001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C</text:p>
          </table:table-cell>
          <table:table-cell table:formula="of:=&quot;0x&quot;&amp;DEC2HEX(ROW([.D31])-6;4)" office:value-type="string" office:string-value="0x0019" calcext:value-type="string">
            <text:p>0x001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E</text:p>
          </table:table-cell>
          <table:table-cell table:formula="of:=&quot;0x&quot;&amp;DEC2HEX(ROW([.D32])-6;4)" office:value-type="string" office:string-value="0x001A" calcext:value-type="string">
            <text:p>0x001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H</text:p>
          </table:table-cell>
          <table:table-cell table:formula="of:=&quot;0x&quot;&amp;DEC2HEX(ROW([.D33])-6;4)" office:value-type="string" office:string-value="0x001B" calcext:value-type="string">
            <text:p>0x001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L</text:p>
          </table:table-cell>
          <table:table-cell table:formula="of:=&quot;0x&quot;&amp;DEC2HEX(ROW([.D34])-6;4)" office:value-type="string" office:string-value="0x001C" calcext:value-type="string">
            <text:p>0x001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M</text:p>
          </table:table-cell>
          <table:table-cell table:formula="of:=&quot;0x&quot;&amp;DEC2HEX(ROW([.D35])-6;4)" office:value-type="string" office:string-value="0x001D" calcext:value-type="string">
            <text:p>0x001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A</text:p>
          </table:table-cell>
          <table:table-cell table:formula="of:=&quot;0x&quot;&amp;DEC2HEX(ROW([.D36])-6;4)" office:value-type="string" office:string-value="0x001E" calcext:value-type="string">
            <text:p>0x001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B</text:p>
          </table:table-cell>
          <table:table-cell table:formula="of:=&quot;0x&quot;&amp;DEC2HEX(ROW([.D37])-6;4)" office:value-type="string" office:string-value="0x001F" calcext:value-type="string">
            <text:p>0x001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C</text:p>
          </table:table-cell>
          <table:table-cell table:formula="of:=&quot;0x&quot;&amp;DEC2HEX(ROW([.D38])-6;4)" office:value-type="string" office:string-value="0x0020" calcext:value-type="string">
            <text:p>0x002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D</text:p>
          </table:table-cell>
          <table:table-cell table:formula="of:=&quot;0x&quot;&amp;DEC2HEX(ROW([.D39])-6;4)" office:value-type="string" office:string-value="0x0021" calcext:value-type="string">
            <text:p>0x002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H</text:p>
          </table:table-cell>
          <table:table-cell table:formula="of:=&quot;0x&quot;&amp;DEC2HEX(ROW([.D40])-6;4)" office:value-type="string" office:string-value="0x0022" calcext:value-type="string">
            <text:p>0x002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L</text:p>
          </table:table-cell>
          <table:table-cell table:formula="of:=&quot;0x&quot;&amp;DEC2HEX(ROW([.D41])-6;4)" office:value-type="string" office:string-value="0x0023" calcext:value-type="string">
            <text:p>0x002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M</text:p>
          </table:table-cell>
          <table:table-cell table:formula="of:=&quot;0x&quot;&amp;DEC2HEX(ROW([.D42])-6;4)" office:value-type="string" office:string-value="0x0024" calcext:value-type="string">
            <text:p>0x002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A</text:p>
          </table:table-cell>
          <table:table-cell table:formula="of:=&quot;0x&quot;&amp;DEC2HEX(ROW([.D43])-6;4)" office:value-type="string" office:string-value="0x0025" calcext:value-type="string">
            <text:p>0x002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B</text:p>
          </table:table-cell>
          <table:table-cell table:formula="of:=&quot;0x&quot;&amp;DEC2HEX(ROW([.D44])-6;4)" office:value-type="string" office:string-value="0x0026" calcext:value-type="string">
            <text:p>0x002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C</text:p>
          </table:table-cell>
          <table:table-cell table:formula="of:=&quot;0x&quot;&amp;DEC2HEX(ROW([.D45])-6;4)" office:value-type="string" office:string-value="0x0027" calcext:value-type="string">
            <text:p>0x002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D</text:p>
          </table:table-cell>
          <table:table-cell table:formula="of:=&quot;0x&quot;&amp;DEC2HEX(ROW([.D46])-6;4)" office:value-type="string" office:string-value="0x0028" calcext:value-type="string">
            <text:p>0x002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E</text:p>
          </table:table-cell>
          <table:table-cell table:formula="of:=&quot;0x&quot;&amp;DEC2HEX(ROW([.D47])-6;4)" office:value-type="string" office:string-value="0x0029" calcext:value-type="string">
            <text:p>0x002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L</text:p>
          </table:table-cell>
          <table:table-cell table:formula="of:=&quot;0x&quot;&amp;DEC2HEX(ROW([.D48])-6;4)" office:value-type="string" office:string-value="0x002A" calcext:value-type="string">
            <text:p>0x002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M</text:p>
          </table:table-cell>
          <table:table-cell table:formula="of:=&quot;0x&quot;&amp;DEC2HEX(ROW([.D49])-6;4)" office:value-type="string" office:string-value="0x002B" calcext:value-type="string">
            <text:p>0x002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A</text:p>
          </table:table-cell>
          <table:table-cell table:formula="of:=&quot;0x&quot;&amp;DEC2HEX(ROW([.D50])-6;4)" office:value-type="string" office:string-value="0x002C" calcext:value-type="string">
            <text:p>0x002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B</text:p>
          </table:table-cell>
          <table:table-cell table:formula="of:=&quot;0x&quot;&amp;DEC2HEX(ROW([.D51])-6;4)" office:value-type="string" office:string-value="0x002D" calcext:value-type="string">
            <text:p>0x002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C</text:p>
          </table:table-cell>
          <table:table-cell table:formula="of:=&quot;0x&quot;&amp;DEC2HEX(ROW([.D52])-6;4)" office:value-type="string" office:string-value="0x002E" calcext:value-type="string">
            <text:p>0x002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D</text:p>
          </table:table-cell>
          <table:table-cell table:formula="of:=&quot;0x&quot;&amp;DEC2HEX(ROW([.D53])-6;4)" office:value-type="string" office:string-value="0x002F" calcext:value-type="string">
            <text:p>0x002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E</text:p>
          </table:table-cell>
          <table:table-cell table:formula="of:=&quot;0x&quot;&amp;DEC2HEX(ROW([.D54])-6;4)" office:value-type="string" office:string-value="0x0030" calcext:value-type="string">
            <text:p>0x003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H</text:p>
          </table:table-cell>
          <table:table-cell table:formula="of:=&quot;0x&quot;&amp;DEC2HEX(ROW([.D55])-6;4)" office:value-type="string" office:string-value="0x0031" calcext:value-type="string">
            <text:p>0x003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M</text:p>
          </table:table-cell>
          <table:table-cell table:formula="of:=&quot;0x&quot;&amp;DEC2HEX(ROW([.D56])-6;4)" office:value-type="string" office:string-value="0x0032" calcext:value-type="string">
            <text:p>0x003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A</text:p>
          </table:table-cell>
          <table:table-cell table:formula="of:=&quot;0x&quot;&amp;DEC2HEX(ROW([.D57])-6;4)" office:value-type="string" office:string-value="0x0033" calcext:value-type="string">
            <text:p>0x003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B</text:p>
          </table:table-cell>
          <table:table-cell table:formula="of:=&quot;0x&quot;&amp;DEC2HEX(ROW([.D58])-6;4)" office:value-type="string" office:string-value="0x0034" calcext:value-type="string">
            <text:p>0x003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C</text:p>
          </table:table-cell>
          <table:table-cell table:formula="of:=&quot;0x&quot;&amp;DEC2HEX(ROW([.D59])-6;4)" office:value-type="string" office:string-value="0x0035" calcext:value-type="string">
            <text:p>0x003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D</text:p>
          </table:table-cell>
          <table:table-cell table:formula="of:=&quot;0x&quot;&amp;DEC2HEX(ROW([.D60])-6;4)" office:value-type="string" office:string-value="0x0036" calcext:value-type="string">
            <text:p>0x003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E</text:p>
          </table:table-cell>
          <table:table-cell table:formula="of:=&quot;0x&quot;&amp;DEC2HEX(ROW([.D61])-6;4)" office:value-type="string" office:string-value="0x0037" calcext:value-type="string">
            <text:p>0x003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H</text:p>
          </table:table-cell>
          <table:table-cell table:formula="of:=&quot;0x&quot;&amp;DEC2HEX(ROW([.D62])-6;4)" office:value-type="string" office:string-value="0x0038" calcext:value-type="string">
            <text:p>0x003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L</text:p>
          </table:table-cell>
          <table:table-cell table:formula="of:=&quot;0x&quot;&amp;DEC2HEX(ROW([.D63])-6;4)" office:value-type="string" office:string-value="0x0039" calcext:value-type="string">
            <text:p>0x003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B,DATA</text:p>
          </table:table-cell>
          <table:table-cell table:formula="of:=&quot;0x&quot;&amp;DEC2HEX(ROW([.D64])-6;4)" office:value-type="string" office:string-value="0x003A" calcext:value-type="string">
            <text:p>0x00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S IMMEDIATE VALUES TO THE SPECIFIED REGIST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C,DATA</text:p>
          </table:table-cell>
          <table:table-cell table:formula="of:=&quot;0x&quot;&amp;DEC2HEX(ROW([.D65])-6;4)" office:value-type="string" office:string-value="0x003B" calcext:value-type="string">
            <text:p>0x003B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D,DATA</text:p>
          </table:table-cell>
          <table:table-cell table:formula="of:=&quot;0x&quot;&amp;DEC2HEX(ROW([.D66])-6;4)" office:value-type="string" office:string-value="0x003C" calcext:value-type="string">
            <text:p>0x003C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E,DATA</text:p>
          </table:table-cell>
          <table:table-cell table:formula="of:=&quot;0x&quot;&amp;DEC2HEX(ROW([.D67])-6;4)" office:value-type="string" office:string-value="0x003D" calcext:value-type="string">
            <text:p>0x003D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H,DATA</text:p>
          </table:table-cell>
          <table:table-cell table:formula="of:=&quot;0x&quot;&amp;DEC2HEX(ROW([.D68])-6;4)" office:value-type="string" office:string-value="0x003E" calcext:value-type="string">
            <text:p>0x003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L,DATA</text:p>
          </table:table-cell>
          <table:table-cell table:formula="of:=&quot;0x&quot;&amp;DEC2HEX(ROW([.D69])-6;4)" office:value-type="string" office:string-value="0x003F" calcext:value-type="string">
            <text:p>0x003F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M,DATA</text:p>
          </table:table-cell>
          <table:table-cell table:formula="of:=&quot;0x&quot;&amp;DEC2HEX(ROW([.D70])-6;4)" office:value-type="string" office:string-value="0x0040" calcext:value-type="string">
            <text:p>0x004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DDRESS</text:p>
          </table:table-cell>
          <table:table-cell table:formula="of:=&quot;0x&quot;&amp;DEC2HEX(ROW([.D71])-6;4)" office:value-type="string" office:string-value="0x0041" calcext:value-type="string">
            <text:p>0x0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D ACCUMULATOR FROM MEMOR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DATA</text:p>
          </table:table-cell>
          <table:table-cell table:formula="of:=&quot;0x&quot;&amp;DEC2HEX(ROW([.D72])-6;4)" office:value-type="string" office:string-value="0x0042" calcext:value-type="string">
            <text:p>0x0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ACCUMULATOR WITH THE IMMEDIATE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B,ADDRESS</text:p>
          </table:table-cell>
          <table:table-cell table:formula="of:=&quot;0x&quot;&amp;DEC2HEX(ROW([.D73])-6;4)" office:value-type="string" office:string-value="0x0043" calcext:value-type="string">
            <text:p>0x0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S REGISTERS TO THE SPECIFIED MEMORY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,ADDRESS</text:p>
          </table:table-cell>
          <table:table-cell table:formula="of:=&quot;0x&quot;&amp;DEC2HEX(ROW([.D74])-6;4)" office:value-type="string" office:string-value="0x0044" calcext:value-type="string">
            <text:p>0x0044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D,ADDRESS</text:p>
          </table:table-cell>
          <table:table-cell table:formula="of:=&quot;0x&quot;&amp;DEC2HEX(ROW([.D75])-6;4)" office:value-type="string" office:string-value="0x0045" calcext:value-type="string">
            <text:p>0x004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,ADDRESS</text:p>
          </table:table-cell>
          <table:table-cell table:formula="of:=&quot;0x&quot;&amp;DEC2HEX(ROW([.D76])-6;4)" office:value-type="string" office:string-value="0x0046" calcext:value-type="string">
            <text:p>0x004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STHL</text:p>
          </table:table-cell>
          <table:table-cell office:value-type="string" calcext:value-type="string">
            <text:p>ADDRESS</text:p>
          </table:table-cell>
          <table:table-cell table:formula="of:=&quot;0x&quot;&amp;DEC2HEX(ROW([.D77])-6;4)" office:value-type="string" office:string-value="0x0047" calcext:value-type="string">
            <text:p>0x0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S CONTENTS OF HL REGISTER PAIR TO THE MEMORY ADDRESS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LDHL</text:p>
          </table:table-cell>
          <table:table-cell office:value-type="string" calcext:value-type="string">
            <text:p>16bit DATA</text:p>
          </table:table-cell>
          <table:table-cell table:formula="of:=&quot;0x&quot;&amp;DEC2HEX(ROW([.D78])-6;4)" office:value-type="string" office:string-value="0x0048" calcext:value-type="string">
            <text:p>0x00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S HL REGISTER WITH IMMEDIATE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DDRESS</text:p>
          </table:table-cell>
          <table:table-cell table:formula="of:=&quot;0x&quot;&amp;DEC2HEX(ROW([.D79])-6;4)" office:value-type="string" office:string-value="0x0049" calcext:value-type="string">
            <text:p>0x0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 ACCUMULATOR DATA TO THE GIVEN MEMORY ADDRESS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A</text:p>
          </table:table-cell>
          <table:table-cell table:formula="of:=&quot;0x&quot;&amp;DEC2HEX(ROW([.D80])-6;4)" office:value-type="string" office:string-value="0x004A" calcext:value-type="string">
            <text:p>0x004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B,</text:p>
          </table:table-cell>
          <table:table-cell table:formula="of:=&quot;0x&quot;&amp;DEC2HEX(ROW([.D81])-6;4)" office:value-type="string" office:string-value="0x004B" calcext:value-type="string">
            <text:p>0x004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C,</text:p>
          </table:table-cell>
          <table:table-cell table:formula="of:=&quot;0x&quot;&amp;DEC2HEX(ROW([.D82])-6;4)" office:value-type="string" office:string-value="0x004C" calcext:value-type="string">
            <text:p>0x004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D,</text:p>
          </table:table-cell>
          <table:table-cell table:formula="of:=&quot;0x&quot;&amp;DEC2HEX(ROW([.D83])-6;4)" office:value-type="string" office:string-value="0x004D" calcext:value-type="string">
            <text:p>0x004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E,</text:p>
          </table:table-cell>
          <table:table-cell table:formula="of:=&quot;0x&quot;&amp;DEC2HEX(ROW([.D84])-6;4)" office:value-type="string" office:string-value="0x004E" calcext:value-type="string">
            <text:p>0x004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A</text:p>
          </table:table-cell>
          <table:table-cell table:formula="of:=&quot;0x&quot;&amp;DEC2HEX(ROW([.D85])-6;4)" office:value-type="string" office:string-value="0x004F" calcext:value-type="string">
            <text:p>0x004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,</text:p>
          </table:table-cell>
          <table:table-cell table:formula="of:=&quot;0x&quot;&amp;DEC2HEX(ROW([.D86])-6;4)" office:value-type="string" office:string-value="0x0050" calcext:value-type="string">
            <text:p>0x005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,</text:p>
          </table:table-cell>
          <table:table-cell table:formula="of:=&quot;0x&quot;&amp;DEC2HEX(ROW([.D87])-6;4)" office:value-type="string" office:string-value="0x0051" calcext:value-type="string">
            <text:p>0x005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D,</text:p>
          </table:table-cell>
          <table:table-cell table:formula="of:=&quot;0x&quot;&amp;DEC2HEX(ROW([.D88])-6;4)" office:value-type="string" office:string-value="0x0052" calcext:value-type="string">
            <text:p>0x005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,</text:p>
          </table:table-cell>
          <table:table-cell table:formula="of:=&quot;0x&quot;&amp;DEC2HEX(ROW([.D89])-6;4)" office:value-type="string" office:string-value="0x0053" calcext:value-type="string">
            <text:p>0x005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</text:p>
          </table:table-cell>
          <table:table-cell table:formula="of:=&quot;0x&quot;&amp;DEC2HEX(ROW([.D90])-6;4)" office:value-type="string" office:string-value="0x0054" calcext:value-type="string">
            <text:p>0x0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SHIF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A</text:p>
          </table:table-cell>
          <table:table-cell table:formula="of:=&quot;0x&quot;&amp;DEC2HEX(ROW([.D91])-6;4)" office:value-type="string" office:string-value="0x0055" calcext:value-type="string">
            <text:p>0x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IGHT SHIFT AND PRESERVE SIGN BI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A</text:p>
          </table:table-cell>
          <table:table-cell table:formula="of:=&quot;0x&quot;&amp;DEC2HEX(ROW([.D92])-6;4)" office:value-type="string" office:string-value="0x0056" calcext:value-type="string">
            <text:p>0x0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SHIF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A</text:p>
          </table:table-cell>
          <table:table-cell table:formula="of:=&quot;0x&quot;&amp;DEC2HEX(ROW([.D93])-6;4)" office:value-type="string" office:string-value="0x0057" calcext:value-type="string">
            <text:p>0x0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SHIFT AND PRESERVE SIGN BI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A</text:p>
          </table:table-cell>
          <table:table-cell table:formula="of:=&quot;0x&quot;&amp;DEC2HEX(ROW([.D94])-6;4)" office:value-type="string" office:string-value="0x0058" calcext:value-type="string">
            <text:p>0x0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LI</text:p>
          </table:table-cell>
          <table:table-cell office:value-type="string" calcext:value-type="string">
            <text:p>A</text:p>
          </table:table-cell>
          <table:table-cell table:formula="of:=&quot;0x&quot;&amp;DEC2HEX(ROW([.D95])-6;4)" office:value-type="string" office:string-value="0x0059" calcext:value-type="string">
            <text:p>0x0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 AND PRESERVE SIGN BI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A</text:p>
          </table:table-cell>
          <table:table-cell table:formula="of:=&quot;0x&quot;&amp;DEC2HEX(ROW([.D96])-6;4)" office:value-type="string" office:string-value="0x005A" calcext:value-type="string">
            <text:p>0x00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RI</text:p>
          </table:table-cell>
          <table:table-cell office:value-type="string" calcext:value-type="string">
            <text:p>A</text:p>
          </table:table-cell>
          <table:table-cell table:formula="of:=&quot;0x&quot;&amp;DEC2HEX(ROW([.D97])-6;4)" office:value-type="string" office:string-value="0x005B" calcext:value-type="string">
            <text:p>0x00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 AND PRESERVE SIGN BI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,</text:p>
          </table:table-cell>
          <table:table-cell table:formula="of:=&quot;0x&quot;&amp;DEC2HEX(ROW([.D98])-6;4)" office:value-type="string" office:string-value="0x005C" calcext:value-type="string">
            <text:p>0x005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C,</text:p>
          </table:table-cell>
          <table:table-cell table:formula="of:=&quot;0x&quot;&amp;DEC2HEX(ROW([.D99])-6;4)" office:value-type="string" office:string-value="0x005D" calcext:value-type="string">
            <text:p>0x005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,</text:p>
          </table:table-cell>
          <table:table-cell table:formula="of:=&quot;0x&quot;&amp;DEC2HEX(ROW([.D100])-6;4)" office:value-type="string" office:string-value="0x005E" calcext:value-type="string">
            <text:p>0x005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E,</text:p>
          </table:table-cell>
          <table:table-cell table:formula="of:=&quot;0x&quot;&amp;DEC2HEX(ROW([.D101])-6;4)" office:value-type="string" office:string-value="0x005F" calcext:value-type="string">
            <text:p>0x005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DATA</text:p>
          </table:table-cell>
          <table:table-cell table:formula="of:=&quot;0x&quot;&amp;DEC2HEX(ROW([.D102])-6;4)" office:value-type="string" office:string-value="0x0060" calcext:value-type="string">
            <text:p>0x006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,</text:p>
          </table:table-cell>
          <table:table-cell table:formula="of:=&quot;0x&quot;&amp;DEC2HEX(ROW([.D103])-6;4)" office:value-type="string" office:string-value="0x0061" calcext:value-type="string">
            <text:p>0x006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,</text:p>
          </table:table-cell>
          <table:table-cell table:formula="of:=&quot;0x&quot;&amp;DEC2HEX(ROW([.D104])-6;4)" office:value-type="string" office:string-value="0x0062" calcext:value-type="string">
            <text:p>0x006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,</text:p>
          </table:table-cell>
          <table:table-cell table:formula="of:=&quot;0x&quot;&amp;DEC2HEX(ROW([.D105])-6;4)" office:value-type="string" office:string-value="0x0063" calcext:value-type="string">
            <text:p>0x006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E,</text:p>
          </table:table-cell>
          <table:table-cell table:formula="of:=&quot;0x&quot;&amp;DEC2HEX(ROW([.D106])-6;4)" office:value-type="string" office:string-value="0x0064" calcext:value-type="string">
            <text:p>0x006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DATA</text:p>
          </table:table-cell>
          <table:table-cell table:formula="of:=&quot;0x&quot;&amp;DEC2HEX(ROW([.D107])-6;4)" office:value-type="string" office:string-value="0x0065" calcext:value-type="string">
            <text:p>0x006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B,</text:p>
          </table:table-cell>
          <table:table-cell table:formula="of:=&quot;0x&quot;&amp;DEC2HEX(ROW([.D108])-6;4)" office:value-type="string" office:string-value="0x0066" calcext:value-type="string">
            <text:p>0x006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C,</text:p>
          </table:table-cell>
          <table:table-cell table:formula="of:=&quot;0x&quot;&amp;DEC2HEX(ROW([.D109])-6;4)" office:value-type="string" office:string-value="0x0067" calcext:value-type="string">
            <text:p>0x006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,</text:p>
          </table:table-cell>
          <table:table-cell table:formula="of:=&quot;0x&quot;&amp;DEC2HEX(ROW([.D110])-6;4)" office:value-type="string" office:string-value="0x0068" calcext:value-type="string">
            <text:p>0x006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E,</text:p>
          </table:table-cell>
          <table:table-cell table:formula="of:=&quot;0x&quot;&amp;DEC2HEX(ROW([.D111])-6;4)" office:value-type="string" office:string-value="0x0069" calcext:value-type="string">
            <text:p>0x006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I</text:p>
          </table:table-cell>
          <table:table-cell office:value-type="string" calcext:value-type="string">
            <text:p>DATA</text:p>
          </table:table-cell>
          <table:table-cell table:formula="of:=&quot;0x&quot;&amp;DEC2HEX(ROW([.D112])-6;4)" office:value-type="string" office:string-value="0x006A" calcext:value-type="string">
            <text:p>0x006A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B,</text:p>
          </table:table-cell>
          <table:table-cell table:formula="of:=&quot;0x&quot;&amp;DEC2HEX(ROW([.D113])-6;4)" office:value-type="string" office:string-value="0x006B" calcext:value-type="string">
            <text:p>0x006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C,</text:p>
          </table:table-cell>
          <table:table-cell table:formula="of:=&quot;0x&quot;&amp;DEC2HEX(ROW([.D114])-6;4)" office:value-type="string" office:string-value="0x006C" calcext:value-type="string">
            <text:p>0x006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,</text:p>
          </table:table-cell>
          <table:table-cell table:formula="of:=&quot;0x&quot;&amp;DEC2HEX(ROW([.D115])-6;4)" office:value-type="string" office:string-value="0x006D" calcext:value-type="string">
            <text:p>0x006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E,</text:p>
          </table:table-cell>
          <table:table-cell table:formula="of:=&quot;0x&quot;&amp;DEC2HEX(ROW([.D116])-6;4)" office:value-type="string" office:string-value="0x006E" calcext:value-type="string">
            <text:p>0x006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I</text:p>
          </table:table-cell>
          <table:table-cell office:value-type="string" calcext:value-type="string">
            <text:p>DATA</text:p>
          </table:table-cell>
          <table:table-cell table:formula="of:=&quot;0x&quot;&amp;DEC2HEX(ROW([.D117])-6;4)" office:value-type="string" office:string-value="0x006F" calcext:value-type="string">
            <text:p>0x006F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,</text:p>
          </table:table-cell>
          <table:table-cell table:formula="of:=&quot;0x&quot;&amp;DEC2HEX(ROW([.D118])-6;4)" office:value-type="string" office:string-value="0x0070" calcext:value-type="string">
            <text:p>0x007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,</text:p>
          </table:table-cell>
          <table:table-cell table:formula="of:=&quot;0x&quot;&amp;DEC2HEX(ROW([.D119])-6;4)" office:value-type="string" office:string-value="0x0071" calcext:value-type="string">
            <text:p>0x007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,</text:p>
          </table:table-cell>
          <table:table-cell table:formula="of:=&quot;0x&quot;&amp;DEC2HEX(ROW([.D120])-6;4)" office:value-type="string" office:string-value="0x0072" calcext:value-type="string">
            <text:p>0x007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,</text:p>
          </table:table-cell>
          <table:table-cell table:formula="of:=&quot;0x&quot;&amp;DEC2HEX(ROW([.D121])-6;4)" office:value-type="string" office:string-value="0x0073" calcext:value-type="string">
            <text:p>0x007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DATA</text:p>
          </table:table-cell>
          <table:table-cell table:formula="of:=&quot;0x&quot;&amp;DEC2HEX(ROW([.D122])-6;4)" office:value-type="string" office:string-value="0x0074" calcext:value-type="string">
            <text:p>0x007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,</text:p>
          </table:table-cell>
          <table:table-cell table:formula="of:=&quot;0x&quot;&amp;DEC2HEX(ROW([.D123])-6;4)" office:value-type="string" office:string-value="0x0075" calcext:value-type="string">
            <text:p>0x007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,</text:p>
          </table:table-cell>
          <table:table-cell table:formula="of:=&quot;0x&quot;&amp;DEC2HEX(ROW([.D124])-6;4)" office:value-type="string" office:string-value="0x0076" calcext:value-type="string">
            <text:p>0x007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D,</text:p>
          </table:table-cell>
          <table:table-cell table:formula="of:=&quot;0x&quot;&amp;DEC2HEX(ROW([.D125])-6;4)" office:value-type="string" office:string-value="0x0077" calcext:value-type="string">
            <text:p>0x007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,</text:p>
          </table:table-cell>
          <table:table-cell table:formula="of:=&quot;0x&quot;&amp;DEC2HEX(ROW([.D126])-6;4)" office:value-type="string" office:string-value="0x0078" calcext:value-type="string">
            <text:p>0x007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DATA</text:p>
          </table:table-cell>
          <table:table-cell table:formula="of:=&quot;0x&quot;&amp;DEC2HEX(ROW([.D127])-6;4)" office:value-type="string" office:string-value="0x0079" calcext:value-type="string">
            <text:p>0x0079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B,</text:p>
          </table:table-cell>
          <table:table-cell table:formula="of:=&quot;0x&quot;&amp;DEC2HEX(ROW([.D128])-6;4)" office:value-type="string" office:string-value="0x007A" calcext:value-type="string">
            <text:p>0x007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C,</text:p>
          </table:table-cell>
          <table:table-cell table:formula="of:=&quot;0x&quot;&amp;DEC2HEX(ROW([.D129])-6;4)" office:value-type="string" office:string-value="0x007B" calcext:value-type="string">
            <text:p>0x007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D,</text:p>
          </table:table-cell>
          <table:table-cell table:formula="of:=&quot;0x&quot;&amp;DEC2HEX(ROW([.D130])-6;4)" office:value-type="string" office:string-value="0x007C" calcext:value-type="string">
            <text:p>0x007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E,</text:p>
          </table:table-cell>
          <table:table-cell table:formula="of:=&quot;0x&quot;&amp;DEC2HEX(ROW([.D131])-6;4)" office:value-type="string" office:string-value="0x007D" calcext:value-type="string">
            <text:p>0x007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XRI</text:p>
          </table:table-cell>
          <table:table-cell office:value-type="string" calcext:value-type="string">
            <text:p>DATA</text:p>
          </table:table-cell>
          <table:table-cell table:formula="of:=&quot;0x&quot;&amp;DEC2HEX(ROW([.D132])-6;4)" office:value-type="string" office:string-value="0x007E" calcext:value-type="string">
            <text:p>0x007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B,</text:p>
          </table:table-cell>
          <table:table-cell table:formula="of:=&quot;0x&quot;&amp;DEC2HEX(ROW([.D133])-6;4)" office:value-type="string" office:string-value="0x007F" calcext:value-type="string">
            <text:p>0x007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S DATA OF THE REGISTER WITH THE ACCUMULATO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C,</text:p>
          </table:table-cell>
          <table:table-cell table:formula="of:=&quot;0x&quot;&amp;DEC2HEX(ROW([.D134])-6;4)" office:value-type="string" office:string-value="0x0080" calcext:value-type="string">
            <text:p>0x008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D</text:p>
          </table:table-cell>
          <table:table-cell table:formula="of:=&quot;0x&quot;&amp;DEC2HEX(ROW([.D135])-6;4)" office:value-type="string" office:string-value="0x0081" calcext:value-type="string">
            <text:p>0x008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E,</text:p>
          </table:table-cell>
          <table:table-cell table:formula="of:=&quot;0x&quot;&amp;DEC2HEX(ROW([.D136])-6;4)" office:value-type="string" office:string-value="0x0082" calcext:value-type="string">
            <text:p>0x008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I</text:p>
          </table:table-cell>
          <table:table-cell office:value-type="string" calcext:value-type="string">
            <text:p>DATA</text:p>
          </table:table-cell>
          <table:table-cell table:formula="of:=&quot;0x&quot;&amp;DEC2HEX(ROW([.D137])-6;4)" office:value-type="string" office:string-value="0x0083" calcext:value-type="string">
            <text:p>0x008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C</text:p>
          </table:table-cell>
          <table:table-cell/>
          <table:table-cell table:formula="of:=&quot;0x&quot;&amp;DEC2HEX(ROW([.D138])-6;4)" office:value-type="string" office:string-value="0x0084" calcext:value-type="string">
            <text:p>0x0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S THE CARRY FLA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0/1</text:p>
          </table:table-cell>
          <table:table-cell table:formula="of:=&quot;0x&quot;&amp;DEC2HEX(ROW([.D139])-6;4)" office:value-type="string" office:string-value="0x0085" calcext:value-type="string">
            <text:p>0x00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S CARRY FLAG TO THE GIVEN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A</text:p>
          </table:table-cell>
          <table:table-cell/>
          <table:table-cell table:formula="of:=&quot;0x&quot;&amp;DEC2HEX(ROW([.D140])-6;4)" office:value-type="string" office:string-value="0x0086" calcext:value-type="string">
            <text:p>0x0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S THE ACCUMULATOR DATA WITHOUT CHANGING THE FLAG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DDRESS</text:p>
          </table:table-cell>
          <table:table-cell table:formula="of:=&quot;0x&quot;&amp;DEC2HEX(ROW([.D141])-6;4)" office:value-type="string" office:string-value="0x0087" calcext:value-type="string">
            <text:p>0x0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TO PROGRAM ADDRESS WITHOUT RETURN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ADDRESS</text:p>
          </table:table-cell>
          <table:table-cell table:formula="of:=&quot;0x&quot;&amp;DEC2HEX(ROW([.D142])-6;4)" office:value-type="string" office:string-value="0x0088" calcext:value-type="string">
            <text:p>0x00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DITIONAL JUMP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NC</text:p>
          </table:table-cell>
          <table:table-cell office:value-type="string" calcext:value-type="string">
            <text:p>ADDRESS</text:p>
          </table:table-cell>
          <table:table-cell table:formula="of:=&quot;0x&quot;&amp;DEC2HEX(ROW([.D143])-6;4)" office:value-type="string" office:string-value="0x0089" calcext:value-type="string">
            <text:p>0x0089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ADDRESS</text:p>
          </table:table-cell>
          <table:table-cell table:formula="of:=&quot;0x&quot;&amp;DEC2HEX(ROW([.D144])-6;4)" office:value-type="string" office:string-value="0x008A" calcext:value-type="string">
            <text:p>0x008A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ADDRESS</text:p>
          </table:table-cell>
          <table:table-cell table:formula="of:=&quot;0x&quot;&amp;DEC2HEX(ROW([.D145])-6;4)" office:value-type="string" office:string-value="0x008B" calcext:value-type="string">
            <text:p>0x008B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DDRESS</text:p>
          </table:table-cell>
          <table:table-cell table:formula="of:=&quot;0x&quot;&amp;DEC2HEX(ROW([.D146])-6;4)" office:value-type="string" office:string-value="0x008C" calcext:value-type="string">
            <text:p>0x008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POSITIV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ADDRESS</text:p>
          </table:table-cell>
          <table:table-cell table:formula="of:=&quot;0x&quot;&amp;DEC2HEX(ROW([.D147])-6;4)" office:value-type="string" office:string-value="0x008D" calcext:value-type="string">
            <text:p>0x008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NOT POSITIV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DRESS</text:p>
          </table:table-cell>
          <table:table-cell table:formula="of:=&quot;0x&quot;&amp;DEC2HEX(ROW([.D148])-6;4)" office:value-type="string" office:string-value="0x008E" calcext:value-type="string">
            <text:p>0x008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EVE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ADDRESS</text:p>
          </table:table-cell>
          <table:table-cell table:formula="of:=&quot;0x&quot;&amp;DEC2HEX(ROW([.D149])-6;4)" office:value-type="string" office:string-value="0x008F" calcext:value-type="string">
            <text:p>0x008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OD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ADDRESS</text:p>
          </table:table-cell>
          <table:table-cell table:formula="of:=&quot;0x&quot;&amp;DEC2HEX(ROW([.D150])-6;4)" office:value-type="string" office:string-value="0x0090" calcext:value-type="string">
            <text:p>0x00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TO SUBROUTIN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DDRESS</text:p>
          </table:table-cell>
          <table:table-cell table:formula="of:=&quot;0x&quot;&amp;DEC2HEX(ROW([.D151])-6;4)" office:value-type="string" office:string-value="0x0091" calcext:value-type="string">
            <text:p>0x0091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ADDRESS</text:p>
          </table:table-cell>
          <table:table-cell table:formula="of:=&quot;0x&quot;&amp;DEC2HEX(ROW([.D152])-6;4)" office:value-type="string" office:string-value="0x0092" calcext:value-type="string">
            <text:p>0x0092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DDRESS</text:p>
          </table:table-cell>
          <table:table-cell table:formula="of:=&quot;0x&quot;&amp;DEC2HEX(ROW([.D153])-6;4)" office:value-type="string" office:string-value="0x0093" calcext:value-type="string">
            <text:p>0x0093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NZ</text:p>
          </table:table-cell>
          <table:table-cell office:value-type="string" calcext:value-type="string">
            <text:p>ADDRESS</text:p>
          </table:table-cell>
          <table:table-cell table:formula="of:=&quot;0x&quot;&amp;DEC2HEX(ROW([.D154])-6;4)" office:value-type="string" office:string-value="0x0094" calcext:value-type="string">
            <text:p>0x0094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DDRESS</text:p>
          </table:table-cell>
          <table:table-cell table:formula="of:=&quot;0x&quot;&amp;DEC2HEX(ROW([.D155])-6;4)" office:value-type="string" office:string-value="0x0095" calcext:value-type="string">
            <text:p>0x009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DDRESS</text:p>
          </table:table-cell>
          <table:table-cell table:formula="of:=&quot;0x&quot;&amp;DEC2HEX(ROW([.D156])-6;4)" office:value-type="string" office:string-value="0x0096" calcext:value-type="string">
            <text:p>0x009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DDRESS</text:p>
          </table:table-cell>
          <table:table-cell table:formula="of:=&quot;0x&quot;&amp;DEC2HEX(ROW([.D157])-6;4)" office:value-type="string" office:string-value="0x0097" calcext:value-type="string">
            <text:p>0x0097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DDRESS</text:p>
          </table:table-cell>
          <table:table-cell table:formula="of:=&quot;0x&quot;&amp;DEC2HEX(ROW([.D158])-6;4)" office:value-type="string" office:string-value="0x0098" calcext:value-type="string">
            <text:p>0x0098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ET</text:p>
          </table:table-cell>
          <table:table-cell/>
          <table:table-cell table:formula="of:=&quot;0x&quot;&amp;DEC2HEX(ROW([.D159])-6;4)" office:value-type="string" office:string-value="0x0099" calcext:value-type="string">
            <text:p>0x00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FROM SUBROUTIN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C</text:p>
          </table:table-cell>
          <table:table-cell/>
          <table:table-cell table:formula="of:=&quot;0x&quot;&amp;DEC2HEX(ROW([.D160])-6;4)" office:value-type="string" office:string-value="0x009A" calcext:value-type="string">
            <text:p>0x009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NC</text:p>
          </table:table-cell>
          <table:table-cell/>
          <table:table-cell table:formula="of:=&quot;0x&quot;&amp;DEC2HEX(ROW([.D161])-6;4)" office:value-type="string" office:string-value="0x009B" calcext:value-type="string">
            <text:p>0x009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Z</text:p>
          </table:table-cell>
          <table:table-cell/>
          <table:table-cell table:formula="of:=&quot;0x&quot;&amp;DEC2HEX(ROW([.D162])-6;4)" office:value-type="string" office:string-value="0x009C" calcext:value-type="string">
            <text:p>0x009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NZ</text:p>
          </table:table-cell>
          <table:table-cell/>
          <table:table-cell table:formula="of:=&quot;0x&quot;&amp;DEC2HEX(ROW([.D163])-6;4)" office:value-type="string" office:string-value="0x009D" calcext:value-type="string">
            <text:p>0x009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P</text:p>
          </table:table-cell>
          <table:table-cell/>
          <table:table-cell table:formula="of:=&quot;0x&quot;&amp;DEC2HEX(ROW([.D164])-6;4)" office:value-type="string" office:string-value="0x009E" calcext:value-type="string">
            <text:p>0x009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M</text:p>
          </table:table-cell>
          <table:table-cell/>
          <table:table-cell table:formula="of:=&quot;0x&quot;&amp;DEC2HEX(ROW([.D165])-6;4)" office:value-type="string" office:string-value="0x009F" calcext:value-type="string">
            <text:p>0x009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E</text:p>
          </table:table-cell>
          <table:table-cell/>
          <table:table-cell table:formula="of:=&quot;0x&quot;&amp;DEC2HEX(ROW([.D166])-6;4)" office:value-type="string" office:string-value="0x00A0" calcext:value-type="string">
            <text:p>0x00A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O</text:p>
          </table:table-cell>
          <table:table-cell/>
          <table:table-cell table:formula="of:=&quot;0x&quot;&amp;DEC2HEX(ROW([.D167])-6;4)" office:value-type="string" office:string-value="0x00A1" calcext:value-type="string">
            <text:p>0x00A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PCHL</text:p>
          </table:table-cell>
          <table:table-cell/>
          <table:table-cell table:formula="of:=&quot;0x&quot;&amp;DEC2HEX(ROW([.D168])-6;4)" office:value-type="string" office:string-value="0x00A2" calcext:value-type="string">
            <text:p>0x00A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ST</text:p>
          </table:table-cell>
          <table:table-cell/>
          <table:table-cell table:formula="of:=&quot;0x&quot;&amp;DEC2HEX(ROW([.D169])-6;4)" office:value-type="string" office:string-value="0x00A3" calcext:value-type="string">
            <text:p>0x00A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RNG</text:p>
          </table:table-cell>
          <table:table-cell/>
          <table:table-cell table:formula="of:=&quot;0x&quot;&amp;DEC2HEX(ROW([.D170])-6;4)" office:value-type="string" office:string-value="0x00A4" calcext:value-type="string">
            <text:p>0x00A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number-rows-repeated="104840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 style:data-style-name="N2" text:time-value="21:13:17.8381261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4:16:57.930920150</meta:creation-date>
    <dc:date>2024-09-21T22:11:24.045888971</dc:date>
    <meta:editing-duration>PT7H53M54S</meta:editing-duration>
    <meta:editing-cycles>13</meta:editing-cycles>
    <meta:generator>LibreOffice/24.2.4.2$Linux_X86_64 LibreOffice_project/420$Build-2</meta:generator>
    <meta:document-statistic meta:table-count="1" meta:cell-count="849" meta:object-count="0"/>
  </office:meta>
</office:document-meta>
</file>